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D700000DD789AE1C70ACD33B87.jpg" manifest:media-type="image/jpeg"/>
  <manifest:file-entry manifest:full-path="Pictures/1000000000000DD700000DD7271A407715308A2D.jpg" manifest:media-type="image/jpeg"/>
  <manifest:file-entry manifest:full-path="Pictures/1000000000000DD700000DD7B5AC2870C6BA779E.jpg" manifest:media-type="image/jpeg"/>
  <manifest:file-entry manifest:full-path="Pictures/1000000000000DD700000DD72A4ABDFEF52CF032.jpg" manifest:media-type="image/jpeg"/>
  <manifest:file-entry manifest:full-path="Pictures/1000000000000DD700000DD790D82A27B9721E34.jpg" manifest:media-type="image/jpeg"/>
  <manifest:file-entry manifest:full-path="Pictures/1000000000000DD700000DD725584C73F03BC89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044" officeooo:paragraph-rsid="001f7044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2" text:anchor-type="paragraph" svg:x="1.05cm" svg:y="0.667cm" svg:width="6.925cm" svg:height="6.925cm" draw:z-index="1"><draw:image xlink:href="Pictures/1000000000000DD700000DD7271A407715308A2D.jpg" xlink:type="simple" xlink:show="embed" xlink:actuate="onLoad" loext:mime-type="image/jpeg"/></draw:frame><draw:frame draw:style-name="fr1" draw:name="Figura3" text:anchor-type="paragraph" svg:x="8.777cm" svg:y="0.744cm" svg:width="6.458cm" svg:height="6.458cm" draw:z-index="2"><draw:image xlink:href="Pictures/1000000000000DD700000DD72A4ABDFEF52CF032.jpg" xlink:type="simple" xlink:show="embed" xlink:actuate="onLoad" loext:mime-type="image/jpeg"/></draw:frame>1- </text:p>
      <text:p text:style-name="P1">2-</text:p>
      <text:p text:style-name="P1"><draw:frame draw:style-name="fr1" draw:name="Figura4" text:anchor-type="paragraph" svg:x="1.729cm" svg:y="0.233cm" svg:width="6.186cm" svg:height="6.186cm" draw:z-index="3"><draw:image xlink:href="Pictures/1000000000000DD700000DD789AE1C70ACD33B87.jpg" xlink:type="simple" xlink:show="embed" xlink:actuate="onLoad" loext:mime-type="image/jpeg"/></draw:frame><draw:frame draw:style-name="fr1" draw:name="Figura1" text:anchor-type="paragraph" svg:x="9.149cm" svg:y="0.191cm" svg:width="6.207cm" svg:height="6.207cm" draw:z-index="0"><draw:image xlink:href="Pictures/1000000000000DD700000DD790D82A27B9721E34.jpg" xlink:type="simple" xlink:show="embed" xlink:actuate="onLoad" loext:mime-type="image/jpeg"/></draw:frame><draw:frame draw:style-name="fr1" draw:name="Figura5" text:anchor-type="paragraph" svg:x="1.268cm" svg:y="6.816cm" svg:width="6.749cm" svg:height="6.749cm" draw:z-index="4"><draw:image xlink:href="Pictures/1000000000000DD700000DD7B5AC2870C6BA779E.jpg" xlink:type="simple" xlink:show="embed" xlink:actuate="onLoad" loext:mime-type="image/jpeg"/></draw:frame><draw:frame draw:style-name="fr1" draw:name="Figura6" text:anchor-type="paragraph" svg:x="8.573cm" svg:y="6.673cm" svg:width="7.061cm" svg:height="7.061cm" draw:z-index="5"><draw:image xlink:href="Pictures/1000000000000DD700000DD725584C73F03BC89C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19:52.351000000</meta:creation-date>
    <dc:date>2019-04-02T11:35:39.619000000</dc:date>
    <meta:editing-duration>PT5M5S</meta:editing-duration>
    <meta:editing-cycles>1</meta:editing-cycles>
    <meta:document-statistic meta:table-count="0" meta:image-count="6" meta:object-count="0" meta:page-count="1" meta:paragraph-count="2" meta:word-count="2" meta:character-count="5" meta:non-whitespace-character-count="4"/>
    <meta:generator>LibreOffice/6.0.3.2$Windows_X86_64 LibreOffice_project/8f48d515416608e3a835360314dac7e47fd0b821</meta:generator>
  </office:meta>
</office:document-meta>
</file>